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us</text:p>
      <text:p text:style-name="Standard"><text:tab/>Taylor Series</text:p>
      <text:p text:style-name="Standard"><text:tab/>Sequences of Functions</text:p>
      <text:p text:style-name="Standard"><text:tab/>Transcendental Equations</text:p>
      <text:p text:style-name="Standard"/>
      <text:p text:style-name="Standard">Differential Equations</text:p>
      <text:p text:style-name="Standard">Linear Algebra</text:p>
      <text:p text:style-name="Standard"><text:tab/>Separation of Variables</text:p>
      <text:p text:style-name="Standard"><text:tab/>Scalars</text:p>
      <text:p text:style-name="Standard"><text:tab/>Vectors</text:p>
      <text:p text:style-name="Standard"><text:tab/>Matrixes</text:p>
      <text:p text:style-name="Standard"><text:tab/>Operators</text:p>
      <text:p text:style-name="Standard"><text:tab/>Basis</text:p>
      <text:p text:style-name="Standard"><text:tab/>Vector Operators</text:p>
      <text:p text:style-name="Standard"><text:tab/>Inner Products</text:p>
      <text:p text:style-name="Standard"><text:tab/>Identity Matrix</text:p>
      <text:p text:style-name="Standard"><text:tab/>Unitary Matrix</text:p>
      <text:p text:style-name="Standard"><text:tab/>Unitary Operators</text:p>
      <text:p text:style-name="Standard"><text:tab/>Evolution Operator</text:p>
      <text:p text:style-name="Standard"><text:tab/>Transformation</text:p>
      <text:p text:style-name="Standard"><text:tab/>Rotational Matrix</text:p>
      <text:p text:style-name="Standard"><text:tab/>Eigen Values</text:p>
      <text:p text:style-name="Standard"><text:tab/>Coefficients</text:p>
      <text:p text:style-name="Standard"><text:tab/>Linear Combinations</text:p>
      <text:p text:style-name="Standard"><text:tab/>Matrix Elements</text:p>
      <text:p text:style-name="Standard"><text:tab/>Delta Sequences</text:p>
      <text:p text:style-name="Standard"/>
      <text:p text:style-name="Standard">Vectors</text:p>
      <text:p text:style-name="Standard"><text:tab/>Basics</text:p>
      <text:p text:style-name="Standard"><text:tab/>Derivatives</text:p>
      <text:p text:style-name="Standard"><text:tab/>Cartesian</text:p>
      <text:p text:style-name="Standard"><text:tab/>Polar Coordinates</text:p>
      <text:p text:style-name="Standard"><text:tab/>Cylindrical</text:p>
      <text:p text:style-name="Standard"><text:tab/>Spherical</text:p>
      <text:p text:style-name="Standard"><text:soft-page-break/><text:tab/>LaPlacian</text:p>
      <text:p text:style-name="Standard"><text:tab/>Generalized Coordinate Systems</text:p>
      <text:p text:style-name="Standard"><text:tab/></text:p>
      <text:p text:style-name="Standard">Waves</text:p>
      <text:p text:style-name="Standard"><text:tab/>Components of Equations</text:p>
      <text:p text:style-name="Standard"><text:tab/>Versions of the equation</text:p>
      <text:p text:style-name="Standard"><text:tab/>Amplitudes</text:p>
      <text:p text:style-name="Standard"><text:tab/>Time Dependent</text:p>
      <text:p text:style-name="Standard"><text:tab/>Time Independent</text:p>
      <text:p text:style-name="Standard"><text:tab/>Position Dependent</text:p>
      <text:p text:style-name="Standard"><text:tab/>Complex Waves</text:p>
      <text:p text:style-name="Standard"><text:tab/>Standing Waves</text:p>
      <text:p text:style-name="Standard"><text:tab/>Nodes</text:p>
      <text:p text:style-name="Standard"><text:tab/>AntiNodes</text:p>
      <text:p text:style-name="Standard"><text:tab/>Traveling Waves</text:p>
      <text:p text:style-name="Standard"><text:tab/>Plane Waves</text:p>
      <text:p text:style-name="Standard"><text:tab/>Incident</text:p>
      <text:p text:style-name="Standard"><text:tab/>Transmission</text:p>
      <text:p text:style-name="Standard"><text:tab/>Reflection</text:p>
      <text:p text:style-name="Standard"><text:tab/>Boundary Conditions</text:p>
      <text:p text:style-name="Standard"/>
      <text:p text:style-name="Standard">Probability</text:p>
      <text:p text:style-name="Standard"><text:tab/>Probability</text:p>
      <text:p text:style-name="Standard"><text:tab/>Probability Densities</text:p>
      <text:p text:style-name="Standard"><text:tab/>Statistical Interpretation</text:p>
      <text:p text:style-name="Standard"><text:tab/>Discrete Variables</text:p>
      <text:p text:style-name="Standard"><text:tab/>Continuous Variables</text:p>
      <text:p text:style-name="Standard"><text:tab/>Normalization</text:p>
      <text:p text:style-name="Standard"><text:tab/>Probability Distribution</text:p>
      <text:p text:style-name="Standard"><text:tab/>Conservation of Probability</text:p>
      <text:p text:style-name="Standard"><text:tab/>Continuum Limit</text:p>
      <text:p text:style-name="Standard"/>
      <text:p text:style-name="Standard">Classical Mechanics</text:p>
      <text:p text:style-name="Standard"><text:tab/>Position</text:p>
      <text:p text:style-name="Standard"><text:soft-page-break/><text:tab/>Momentum</text:p>
      <text:p text:style-name="Standard"><text:tab/>Center of Mass</text:p>
      <text:p text:style-name="Standard"><text:tab/>Reduce Mass</text:p>
      <text:p text:style-name="Standard"><text:tab/>Action Principle</text:p>
      <text:p text:style-name="Standard"><text:tab/>Elastic and Inelastic Collisions</text:p>
      <text:p text:style-name="Standard"><text:tab/>Physical State</text:p>
      <text:p text:style-name="Standard"/>
      <text:p text:style-name="Standard">Waves vs Particles</text:p>
      <text:p text:style-name="Standard">Probability Waves</text:p>
      <text:p text:style-name="Standard"/>
      <text:p text:style-name="Standard">Quantum Physics</text:p>
      <text:p text:style-name="Standard"><text:tab/>Schroedinger Equation</text:p>
      <text:p text:style-name="Standard"><text:tab/>Uncertainty Principle</text:p>
      <text:p text:style-name="Standard"><text:tab/>Complex Conjugates</text:p>
      <text:p text:style-name="Standard"><text:tab/>Continuity Equation</text:p>
      <text:p text:style-name="Standard"/>
      <text:p text:style-name="Standard">Quantization Rules</text:p>
      <text:p text:style-name="Standard">Heisenburg's Uncertianty Principle</text:p>
      <text:p text:style-name="Standard"/>
      <text:p text:style-name="Standard">Schroedinger Equation</text:p>
      <text:p text:style-name="Standard"><text:tab/>TISE</text:p>
      <text:p text:style-name="Standard"><text:tab/>Seperation from Time</text:p>
      <text:p text:style-name="Standard"><text:tab/>Stationary States</text:p>
      <text:p text:style-name="Standard"><text:tab/>Infinite Square Well</text:p>
      <text:p text:style-name="Standard"><text:tab/>Harmonic Oscillator</text:p>
      <text:p text:style-name="Standard"><text:tab/>Free Particle</text:p>
      <text:p text:style-name="Standard"><text:tab/>Kronecker Delta Functions</text:p>
      <text:p text:style-name="Standard"><text:tab/>Delta Function Potentials</text:p>
      <text:p text:style-name="Standard"><text:tab/>Bound States</text:p>
      <text:p text:style-name="Standard"><text:tab/>Finite Square Well</text:p>
      <text:p text:style-name="Standard"/>
      <text:p text:style-name="Standard">Scattering States</text:p>
      <text:p text:style-name="Standard"><text:tab/>Incident Particles</text:p>
      <text:p text:style-name="Standard"><text:tab/>Reflected Particles</text:p>
      <text:p text:style-name="Standard"><text:soft-page-break/><text:tab/>Transmitted Particles</text:p>
      <text:p text:style-name="Standard"/>
      <text:p text:style-name="Standard">Motion<text:tab/></text:p>
      <text:p text:style-name="Standard">Quantum States</text:p>
      <text:p text:style-name="Standard">Group Velocity</text:p>
      <text:p text:style-name="Standard">Phase Velocity</text:p>
      <text:p text:style-name="Standard"/>
      <text:p text:style-name="Standard">Probabilities from Inner Products</text:p>
      <text:p text:style-name="Standard">Born Interpretation</text:p>
      <text:p text:style-name="Standard"/>
      <text:p text:style-name="Standard">Hilbert Space</text:p>
      <text:p text:style-name="Standard">Observables</text:p>
      <text:p text:style-name="Standard"/>
      <text:p text:style-name="Standard">Operators</text:p>
      <text:p text:style-name="Standard"><text:tab/>Hermitian Operators</text:p>
      <text:p text:style-name="Standard"><text:tab/></text:p>
      <text:p text:style-name="Standard">Determinate States</text:p>
      <text:p text:style-name="Standard">Degenerate States</text:p>
      <text:p text:style-name="Standard">Non-Degenerate States</text:p>
      <text:p text:style-name="Standard">n-Fold Degenerate States</text:p>
      <text:p text:style-name="Standard">Symetric States</text:p>
      <text:p text:style-name="Standard">State Function</text:p>
      <text:p text:style-name="Standard">State of the System</text:p>
      <text:p text:style-name="Standard"/>
      <text:p text:style-name="Standard">Eigen States</text:p>
      <text:p text:style-name="Standard"><text:tab/>Eigen States of Position</text:p>
      <text:p text:style-name="Standard"><text:tab/>Eigen States of Momentum</text:p>
      <text:p text:style-name="Standard"><text:tab/>Eigen States of Zero Uncertainty</text:p>
      <text:p text:style-name="Standard"><text:tab/>Eigen Energies </text:p>
      <text:p text:style-name="Standard"><text:tab/>Eigen Energy Values</text:p>
      <text:p text:style-name="Standard"><text:tab/>Eigen Energy States</text:p>
      <text:p text:style-name="Standard"/>
      <text:p text:style-name="Standard">Eigen Functions</text:p>
      <text:p text:style-name="Standard"><text:tab/>Required properties</text:p>
      <text:p text:style-name="Standard"><text:soft-page-break/><text:tab/></text:p>
      <text:p text:style-name="Standard">Eigen Energy States</text:p>
      <text:p text:style-name="Standard"><text:tab/>Quantification</text:p>
      <text:p text:style-name="Standard"><text:tab/></text:p>
      <text:p text:style-name="Standard">Negative Energy</text:p>
      <text:p text:style-name="Standard">Eigen Value Equations</text:p>
      <text:p text:style-name="Standard"/>
      <text:p text:style-name="Standard">Energy Gaps</text:p>
      <text:p text:style-name="Standard">Band Gaps</text:p>
      <text:p text:style-name="Standard">Atomic Spectra</text:p>
      <text:p text:style-name="Standard">Discrete Spectra</text:p>
      <text:p text:style-name="Standard">Continuous Spectra</text:p>
      <text:p text:style-name="Standard">Generalized Statistical Interpretation</text:p>
      <text:p text:style-name="Standard"/>
      <text:p text:style-name="Standard">Atomic Energy States</text:p>
      <text:p text:style-name="Standard"/>
      <text:p text:style-name="Standard">Sommerfels Model</text:p>
      <text:p text:style-name="Standard">The correspondence Principle</text:p>
      <text:p text:style-name="Standard"/>
      <text:p text:style-name="Standard">Wave Packet</text:p>
      <text:p text:style-name="Standard">Minimum Uncertainty</text:p>
      <text:p text:style-name="Standard">Energy Time Uncertainty</text:p>
      <text:p text:style-name="Standard"/>
      <text:p text:style-name="Standard">Bases of Hilbert Space</text:p>
      <text:p text:style-name="Standard">Fermi Dirac Notation</text:p>
      <text:p text:style-name="Standard">Changing Bases</text:p>
      <text:p text:style-name="Standard"/>
      <text:p text:style-name="Standard"/>
      <text:p text:style-name="Standard">Coordinate Systems</text:p>
      <text:p text:style-name="Standard"><text:tab/>Cartesian</text:p>
      <text:p text:style-name="Standard"><text:tab/>Cylindrical</text:p>
      <text:p text:style-name="Standard"><text:tab/>Spherical - radii, azmithal, angle</text:p>
      <text:p text:style-name="Standard"><text:tab/>Angular Equation</text:p>
      <text:p text:style-name="Standard"><text:tab/>Radial Equation</text:p>
      <text:p text:style-name="Standard"><text:soft-page-break/><text:tab/>Hydrogen Atom</text:p>
      <text:p text:style-name="Standard"><text:tab/>Radial Wave Equation</text:p>
      <text:p text:style-name="Standard"><text:tab/>Spectrum of Hydrogen</text:p>
      <text:p text:style-name="Standard"><text:tab/>Angular Momentum</text:p>
      <text:p text:style-name="Standard"><text:tab/>Total Angular Momentum</text:p>
      <text:p text:style-name="Standard"><text:tab/>Orbital Angular Momentum</text:p>
      <text:p text:style-name="Standard"><text:tab/>Angular Momentum Cones</text:p>
      <text:p text:style-name="Standard"><text:tab/>Spin</text:p>
      <text:p text:style-name="Standard"><text:tab/>Spin 1/2</text:p>
      <text:p text:style-name="Standard"><text:tab/>Spin Orbital Interaction Energy</text:p>
      <text:p text:style-name="Standard"><text:tab/>Electron in a Magnetic Field</text:p>
      <text:p text:style-name="Standard"><text:tab/>ElectroMagnetic Interactions</text:p>
      <text:p text:style-name="Standard"><text:tab/>Minimal Coupling</text:p>
      <text:p text:style-name="Standard"><text:tab/>Orbital magnetic dipole moments</text:p>
      <text:p text:style-name="Standard"/>
      <text:p text:style-name="Standard"/>
      <text:p text:style-name="Standard">Two particle systems</text:p>
      <text:p text:style-name="Standard"><text:tab/>Bosons</text:p>
      <text:p text:style-name="Standard"><text:tab/>Fermions</text:p>
      <text:p text:style-name="Standard"><text:tab/>Exchange Forces</text:p>
      <text:p text:style-name="Standard"><text:tab/>Symmetry</text:p>
      <text:p text:style-name="Standard"><text:tab/>Atoms</text:p>
      <text:p text:style-name="Standard"><text:tab/>Helium</text:p>
      <text:p text:style-name="Standard"><text:tab/>Periodic Table</text:p>
      <text:p text:style-name="Standard"><text:tab/>Solids</text:p>
      <text:p text:style-name="Standard"><text:tab/>Free Electron Gas</text:p>
      <text:p text:style-name="Standard"><text:tab/>Band Structure</text:p>
      <text:p text:style-name="Standard"/>
      <text:p text:style-name="Standard">Transformations</text:p>
      <text:p text:style-name="Standard"><text:tab/>Transformation in Space</text:p>
      <text:p text:style-name="Standard"><text:tab/>Translation Operator</text:p>
      <text:p text:style-name="Standard"><text:tab/>Translational Symmetry</text:p>
      <text:p text:style-name="Standard"><text:tab/>Conservation Laws</text:p>
      <text:p text:style-name="Standard"><text:tab/>Conservation of Probability</text:p>
      <text:p text:style-name="Standard"><text:soft-page-break/><text:tab/>Parity</text:p>
      <text:p text:style-name="Standard"><text:tab/>Parity In 1D</text:p>
      <text:p text:style-name="Standard"><text:tab/>Parity In 2D</text:p>
      <text:p text:style-name="Standard"><text:tab/>Parity In 3D</text:p>
      <text:p text:style-name="Standard"><text:tab/>Even Parity</text:p>
      <text:p text:style-name="Standard"><text:tab/>Odd Parity</text:p>
      <text:p text:style-name="Standard"><text:tab/>Parity selection rules</text:p>
      <text:p text:style-name="Standard"><text:tab/>Rotational Symmetry</text:p>
      <text:p text:style-name="Standard"><text:tab/>Rotations about the z-axis</text:p>
      <text:p text:style-name="Standard"><text:tab/>Rotations in 3D</text:p>
      <text:p text:style-name="Standard"><text:tab/>Degeneracy</text:p>
      <text:p text:style-name="Standard"><text:tab/>Selection rules for Scalars</text:p>
      <text:p text:style-name="Standard"><text:tab/>Translations in time</text:p>
      <text:p text:style-name="Standard"><text:tab/>Time Dependent Equations</text:p>
      <text:p text:style-name="Standard"><text:tab/>Time Translation Invariance</text:p>
      <text:p text:style-name="Standard"><text:tab/>Reflection Symmetry</text:p>
      <text:p text:style-name="Standard"><text:tab/>Periodicity</text:p>
      <text:p text:style-name="Standard"/>
      <text:p text:style-name="Standard">Stern Gerlach experiment</text:p>
      <text:p text:style-name="Standard">Dynamic Variables</text:p>
      <text:p text:style-name="Standard">Kets, Bras and Operators</text:p>
      <text:p text:style-name="Standard">Multiplication</text:p>
      <text:p text:style-name="Standard"/>
      <text:p text:style-name="Standard">Measurements</text:p>
      <text:p text:style-name="Standard"><text:tab/>Simultaneous measurements</text:p>
      <text:p text:style-name="Standard"><text:tab/>Compatible Observable</text:p>
      <text:p text:style-name="Standard"><text:tab/>Incompatible Observable</text:p>
      <text:p text:style-name="Standard"/>
      <text:p text:style-name="Standard">Transformation Matrix</text:p>
      <text:p text:style-name="Standard">Unitary Equivalent Observable</text:p>
      <text:p text:style-name="Standard">Position and Momentum Measurements</text:p>
      <text:p text:style-name="Standard"/>
      <text:p text:style-name="Standard">Wave Functions in Position and Momentum Space</text:p>
      <text:p text:style-name="Standard">Position space wave functions</text:p>
      <text:p text:style-name="Standard"><text:soft-page-break/>momentum operator in position basis</text:p>
      <text:p text:style-name="Standard">Momentum Space wave functions</text:p>
      <text:p text:style-name="Standard"/>
      <text:p text:style-name="Standard">Wave Packets</text:p>
      <text:p text:style-name="Standard"><text:tab/>Localized Wave Packets</text:p>
      <text:p text:style-name="Standard"><text:tab/>Gaussian Wave Packets</text:p>
      <text:p text:style-name="Standard"><text:tab/>Motion of Wave Packets</text:p>
      <text:p text:style-name="Standard"/>
      <text:p text:style-name="Standard">Potentials</text:p>
      <text:p text:style-name="Standard"><text:tab/>Zero Potential</text:p>
      <text:p text:style-name="Standard"><text:tab/>Potential Wells</text:p>
      <text:p text:style-name="Standard"><text:tab/>Potentials in 1D</text:p>
      <text:p text:style-name="Standard"><text:tab/>Potentials in 2D</text:p>
      <text:p text:style-name="Standard"><text:tab/>Potentials in 3D</text:p>
      <text:p text:style-name="Standard"><text:tab/>Linear Potential</text:p>
      <text:p text:style-name="Standard"><text:tab/>Rectangular Potentials</text:p>
      <text:p text:style-name="Standard"><text:tab/>Step Potentials</text:p>
      <text:p text:style-name="Standard"><text:tab/>Central Potential</text:p>
      <text:p text:style-name="Standard"><text:tab/>Bound States</text:p>
      <text:p text:style-name="Standard"><text:tab/>UnBound States</text:p>
      <text:p text:style-name="Standard"><text:tab/>Scattering States</text:p>
      <text:p text:style-name="Standard"><text:tab/>Tunneling</text:p>
      <text:p text:style-name="Standard"><text:tab/>Double Well</text:p>
      <text:p text:style-name="Standard"><text:tab/>Square Barrier</text:p>
      <text:p text:style-name="Standard"><text:tab/>Infinite Square Well Potential</text:p>
      <text:p text:style-name="Standard"><text:tab/>Simple Harmonic Oscillator Potential</text:p>
      <text:p text:style-name="Standard"><text:tab/>Binding Potentials</text:p>
      <text:p text:style-name="Standard"><text:tab/>Non Binding Potentials</text:p>
      <text:p text:style-name="Standard"><text:tab/>Forbidden domains</text:p>
      <text:p text:style-name="Standard"><text:tab/>Forbidden regions</text:p>
      <text:p text:style-name="Standard"><text:tab/>Quantum corral</text:p>
      <text:p text:style-name="Standard"><text:tab/>Classically Allowed Regions</text:p>
      <text:p text:style-name="Standard"><text:tab/>Classically Forbidden Regions</text:p>
      <text:p text:style-name="Standard"><text:tab/>Regions</text:p>
      <text:p text:style-name="Standard"><text:soft-page-break/></text:p>
      <text:p text:style-name="Standard">Landau Levels</text:p>
      <text:p text:style-name="Standard">Quantum Hall Effect</text:p>
      <text:p text:style-name="Standard"/>
      <text:p text:style-name="Standard">Molecular Binding</text:p>
      <text:p text:style-name="Standard"/>
      <text:p text:style-name="Standard">Quantum Numbers</text:p>
      <text:p text:style-name="Standard"><text:tab/>Magnetic</text:p>
      <text:p text:style-name="Standard"><text:tab/>Withal</text:p>
      <text:p text:style-name="Standard"><text:tab/>Principle</text:p>
      <text:p text:style-name="Standard"/>
      <text:p text:style-name="Standard">Transformations</text:p>
      <text:p text:style-name="Standard"><text:tab/>Gauge Transformations</text:p>
      <text:p text:style-name="Standard"/>
      <text:p text:style-name="Standard">Commutators</text:p>
      <text:p text:style-name="Standard"><text:tab/>Commuting Operators</text:p>
      <text:p text:style-name="Standard"><text:tab/>Non-Commuting Operators</text:p>
      <text:p text:style-name="Standard"/>
      <text:p text:style-name="Standard">Commutator Relations of Angular Momentum</text:p>
      <text:p text:style-name="Standard">Pauli Exclusion Principle</text:p>
      <text:p text:style-name="Standard"><text:tab/>Orbitals</text:p>
      <text:p text:style-name="Standard"><text:tab/>Multiplets</text:p>
      <text:p text:style-name="Standard"><text:tab/>Excited States</text:p>
      <text:p text:style-name="Standard"><text:tab/>Ground State</text:p>
      <text:p text:style-name="Standard"><text:tab/>Spherical Bessel equations</text:p>
      <text:p text:style-name="Standard"><text:tab/>Spherical Bessel Functions</text:p>
      <text:p text:style-name="Standard"><text:tab/></text:p>
      <text:p text:style-name="Standard">Orthonormal </text:p>
      <text:p text:style-name="Standard">Orthogonal </text:p>
      <text:p text:style-name="Standard">Orthogonality </text:p>
      <text:p text:style-name="Standard"/>
      <text:p text:style-name="Standard">Polarized and UnPolarized Beams</text:p>
      <text:p text:style-name="Standard">Ladder Operators</text:p>
      <text:p text:style-name="Standard">Raising and Lowering Operators</text:p>
      <text:p text:style-name="Standard"><text:soft-page-break/>Spherical harmonics</text:p>
      <text:p text:style-name="Standard"/>
      <text:p text:style-name="Standard">Isotropic Harmonic Oscillator</text:p>
      <text:p text:style-name="Standard">Coulomb Potential</text:p>
      <text:p text:style-name="Standard"/>
      <text:p text:style-name="Standard">Identical particles</text:p>
      <text:p text:style-name="Standard">Distinguishable particles</text:p>
      <text:p text:style-name="Standard"/>
      <text:p text:style-name="Standard">Expectation Values</text:p>
      <text:p text:style-name="Standard"/>
      <text:p text:style-name="Standard">Ehrenfests Theorem</text:p>
      <text:p text:style-name="Standard"/>
      <text:p text:style-name="Standard">Simple Harmonic Oscillator</text:p>
      <text:p text:style-name="Standard"/>
      <text:p text:style-name="Standard">Euler Lagrange Equations</text:p>
      <text:p text:style-name="Standard">Principle of Least Time</text:p>
      <text:p text:style-name="Standard">Principle of Least Action</text:p>
      <text:p text:style-name="Standard">Hamilton's Equation</text:p>
      <text:p text:style-name="Standard">Hamiltonian Equation</text:p>
      <text:p text:style-name="Standard">Classical Mechanics</text:p>
      <text:p text:style-name="Standard"/>
      <text:p text:style-name="Standard">Transition States</text:p>
      <text:p text:style-name="Standard">Selection Rules</text:p>
      <text:p text:style-name="Standard"/>
      <text:p text:style-name="Standard">Coherent State</text:p>
      <text:p text:style-name="Standard"/>
      <text:p text:style-name="Standard">Hydrogen Atom</text:p>
      <text:p text:style-name="Standard"><text:tab/>Electron orbital velocity</text:p>
      <text:p text:style-name="Standard"><text:tab/>principal quantum number</text:p>
      <text:p text:style-name="Standard"><text:tab/>Spectroscopic Notation</text:p>
      <text:p text:style-name="Standard"><text:tab/></text:p>
      <text:p text:style-name="Standard"/>
      <text:p text:style-name="Standard">=====</text:p>
      <text:p text:style-name="Standard"/>
      <text:p text:style-name="Standard"><text:soft-page-break/></text:p>
      <text:p text:style-name="Standard">Common Equations</text:p>
      <text:p text:style-name="Standard"><text:tab/>Energy (E) .. KE + V</text:p>
      <text:p text:style-name="Standard"><text:tab/>Kinetic Energy (KE) .. KE = 1/2 m v^2</text:p>
      <text:p text:style-name="Standard"><text:tab/>Potential Energy (V)</text:p>
      <text:p text:style-name="Standard"><text:tab/>Momentum (p) is mass times velocity</text:p>
      <text:p text:style-name="Standard"><text:tab/>Force equals mass times acceleration (f = m a)</text:p>
      <text:p text:style-name="Standard"><text:tab/>Newtons' Law of Motion </text:p>
      <text:p text:style-name="Standard"><text:tab/>Wave Length (λ) .. λ = h / p</text:p>
      <text:p text:style-name="Standard"><text:tab/></text:p>
      <text:p text:style-name="Standard"><text:tab/>Wave number (k) .. </text:p>
      <text:p text:style-name="Standard"><text:tab/><text:tab/>k = 2 PI / λ</text:p>
      <text:p text:style-name="Standard"><text:tab/><text:tab/> = p / h-bar</text:p>
      <text:p text:style-name="Standard"><text:tab/><text:tab/> </text:p>
      <text:p text:style-name="Standard"><text:tab/>Frequency (f) .. f = 1 / period</text:p>
      <text:p text:style-name="Standard"><text:tab/>Period (T) .. T = 1 / frequency</text:p>
      <text:p text:style-name="Standard"><text:tab/>Density (λ) .. mass / volume</text:p>
      <text:p text:style-name="Standard"><text:tab/>Reduced Mass (m) .. m = (m1 m2) / (m1 + m2) </text:p>
      <text:p text:style-name="Standard"><text:tab/>Angular momentum (L) </text:p>
      <text:p text:style-name="Standard"><text:tab/></text:p>
      <text:p text:style-name="Standard"><text:tab/>Waves (w) .. </text:p>
      <text:p text:style-name="Standard"><text:tab/><text:tab/>w = A sin (kx - wt + o)</text:p>
      <text:p text:style-name="Standard"><text:tab/><text:tab/>w = A exp (i (kx - wt) ) + B exp (-i (kx - wt) )</text:p>
      <text:p text:style-name="Standard"><text:tab/></text:p>
      <text:p text:style-name="Standard"><text:tab/>Angular Frequency (w) .. </text:p>
      <text:p text:style-name="Standard"><text:tab/><text:tab/>w = 2 PI f</text:p>
      <text:p text:style-name="Standard"><text:tab/><text:tab/> = E / h-bar</text:p>
      <text:p text:style-name="Standard"><text:tab/></text:p>
      <text:p text:style-name="Standard"><text:tab/></text:p>
      <text:p text:style-name="Standard"><text:tab/>Schroedinger's Equation</text:p>
      <text:p text:style-name="Standard"><text:tab/><text:tab/>-p^2 [d/dx]^2 w (x, t) + V (x) w (x, t) = i h-bar [d/dt] w(x, t)</text:p>
      <text:p text:style-name="Standard"><text:tab/><text:tab/>-p^2 [d/dx]^2 w (x) T (t) + V (x) w (x) T (t) = i h-bar [d/dt] w(x) T (t)</text:p>
      <text:p text:style-name="Standard"><text:soft-page-break/><text:tab/></text:p>
      <text:p text:style-name="Standard"><text:tab/>Time Dependent Schroedinger Equation</text:p>
      <text:p text:style-name="Standard"><text:tab/><text:tab/>[ -p^2 [d/dx]^2 w (x) + V (x) w (x) ] / w (x) = i h-bar [d/dt] T (t) / T (t)</text:p>
      <text:p text:style-name="Standard"><text:tab/><text:tab/></text:p>
      <text:p text:style-name="Standard"><text:tab/><text:tab/>E w (x) = -p^2 [d/dx]^2 w (x) + V (x) w (x) </text:p>
      <text:p text:style-name="Standard"><text:tab/><text:tab/>E i h-bar T (t) = [d/dt] T (t)</text:p>
      <text:p text:style-name="Standard"><text:tab/><text:tab/></text:p>
      <text:p text:style-name="Standard"><text:tab/>TISE - Time Independent</text:p>
      <text:p text:style-name="Standard"><text:tab/><text:tab/>H w = E w</text:p>
      <text:p text:style-name="Standard"><text:tab/><text:tab/>H w = -p^2 [d/dx]^2 w (x) + V (x) w (x)</text:p>
      <text:p text:style-name="Standard"><text:tab/><text:tab/>H = -p^2 [d/dx]^2 + V (x)</text:p>
      <text:p text:style-name="Standard"><text:tab/><text:tab/></text:p>
      <text:p text:style-name="Standard"><text:tab/><text:tab/>-p^2 [d/dx]^2 w (x) + V (x) w (x) = E w (x)</text:p>
      <text:p text:style-name="Standard"><text:tab/></text:p>
      <text:p text:style-name="Standard"><text:tab/></text:p>
      <text:p text:style-name="Standard">Conversions</text:p>
      <text:p text:style-name="Standard"><text:tab/>Energy / wave length .. </text:p>
      <text:p text:style-name="Standard"><text:tab/><text:tab/>E = h f</text:p>
      <text:p text:style-name="Standard"><text:tab/><text:tab/>E [n] = n h f</text:p>
      <text:p text:style-name="Standard"><text:tab/><text:tab/> = (h-bar k[n])^2 / 2m</text:p>
      <text:p text:style-name="Standard"><text:tab/><text:tab/> = (h-bar n PI)^2 / 2m</text:p>
      <text:p text:style-name="Standard"><text:tab/><text:tab/> = sqr (p^2 c^2 + m^2 c^4)</text:p>
      <text:p text:style-name="Standard"><text:tab/></text:p>
      <text:p text:style-name="Standard"><text:tab/>Kinetic Energy (KE) </text:p>
      <text:p text:style-name="Standard"><text:tab/><text:tab/>KE = 1/2 m v^2</text:p>
      <text:p text:style-name="Standard"><text:tab/><text:tab/> = p^2 / 2m </text:p>
      <text:p text:style-name="Standard"><text:tab/><text:tab/> </text:p>
      <text:p text:style-name="Standard"><text:tab/>Momentum (p)</text:p>
      <text:p text:style-name="Standard"><text:tab/><text:tab/>p = h / λ</text:p>
      <text:p text:style-name="Standard"><text:tab/><text:tab/> = sqr (2 m K)</text:p>
      <text:p text:style-name="Standard"><text:tab/><text:tab/> = E / c</text:p>
      <text:p text:style-name="Standard"><text:tab/><text:tab/> = h f / c</text:p>
      <text:p text:style-name="Standard"><text:tab/><text:tab/></text:p>
      <text:p text:style-name="Standard"><text:soft-page-break/><text:tab/>Angular momentum .. </text:p>
      <text:p text:style-name="Standard"><text:tab/><text:tab/>p = n h / r, n = [1 .. oo] integers</text:p>
      <text:p text:style-name="Standard"><text:tab/><text:tab/></text:p>
      <text:p text:style-name="Standard"><text:tab/>Wave Length .. </text:p>
      <text:p text:style-name="Standard"><text:tab/><text:tab/>λ = h / p</text:p>
      <text:p text:style-name="Standard"><text:tab/><text:tab/> = h r / n (h / 2 PI)</text:p>
      <text:p text:style-name="Standard"><text:tab/><text:tab/> = 2 PI r / n<text:tab/></text:p>
      <text:p text:style-name="Standard"><text:tab/><text:tab/> = h / sqr (2 m K)</text:p>
      <text:p text:style-name="Standard"><text:tab/></text:p>
      <text:p text:style-name="Standard"/>
      <text:p text:style-name="Standard">Constants</text:p>
      <text:p text:style-name="Standard"><text:tab/>Planks constant (h)</text:p>
      <text:p text:style-name="Standard"><text:tab/>Rydberg's constant (R)</text:p>
      <text:p text:style-name="Standard"><text:tab/>Avogadro's number (Na)</text:p>
      <text:p text:style-name="Standard"><text:tab/>Planks reduced constant (h-bar) .. h-bar = h / 2 PI</text:p>
      <text:p text:style-name="Standard"><text:tab/>Speed of light (c)</text:p>
      <text:p text:style-name="Standard"><text:tab/>electron mass (me)</text:p>
      <text:p text:style-name="Standard"><text:tab/>proton mass (mp)</text:p>
      <text:p text:style-name="Standard"><text:tab/>Boltzmann's constant (K)</text:p>
      <text:p text:style-name="Standard"><text:tab/>Coulomb's constant</text:p>
      <text:p text:style-name="Standard"><text:tab/>Bohr radius</text:p>
      <text:p text:style-name="Standard"><text:tab/>Electron Volts to Jules</text:p>
      <text:p text:style-name="Standard"><text:tab/>Meter Scale</text:p>
      <text:p text:style-name="Standard"><text:tab/>Gravitational Constant is 6.7e-11 m^3 / kg s^2</text:p>
      <text:p text:style-name="Standard"><text:tab/></text:p>
      <text:p text:style-name="Standard"/>
      <text:p text:style-name="Standard">History of Experiments</text:p>
      <text:p text:style-name="Standard"><text:tab/>Light</text:p>
      <text:p text:style-name="Standard"><text:tab/><text:tab/>Interference</text:p>
      <text:p text:style-name="Standard"><text:tab/><text:tab/>Diffraction</text:p>
      <text:p text:style-name="Standard"><text:tab/><text:tab/>Diffraction Gratings</text:p>
      <text:p text:style-name="Standard"><text:tab/>Black body radiation</text:p>
      <text:p text:style-name="Standard"><text:tab/><text:tab/>Planks formula</text:p>
      <text:p text:style-name="Standard"><text:tab/>Compton Effect</text:p>
      <text:p text:style-name="Standard"><text:soft-page-break/><text:tab/>Photo Electric Effect</text:p>
      <text:p text:style-name="Standard"><text:tab/>Heisenberg's Microscope</text:p>
      <text:p text:style-name="Standard"><text:tab/>Rutherford Planetary Model</text:p>
      <text:p text:style-name="Standard"><text:tab/>Bohr Atom</text:p>
      <text:p text:style-name="Standard"><text:tab/>de Broglie Waves</text:p>
      <text:p text:style-name="Standard"><text:tab/>Double slit experiment</text:p>
      <text:p text:style-name="Standard"><text:tab/><text:tab/>Light</text:p>
      <text:p text:style-name="Standard"><text:tab/><text:tab/>Electrons</text:p>
      <text:p text:style-name="Standard"><text:tab/>Casmir Effect</text:p>
      <text:p text:style-name="Standard"><text:tab/>Pair Production</text:p>
      <text:p text:style-name="Standard"><text:tab/>Superposition</text:p>
      <text:p text:style-name="Standard"><text:tab/>Schroedinger's Cat</text:p>
      <text:p text:style-name="Standard"><text:tab/>EPR Paradox</text:p>
      <text:p text:style-name="Standard"><text:tab/></text:p>
      <text:p text:style-name="Standard">Examples</text:p>
      <text:p text:style-name="Standard"><text:tab/>Tossing a ball into the air</text:p>
      <text:p text:style-name="Standard"><text:tab/>Stability of the Atom</text:p>
      <text:p text:style-name="Standard"><text:tab/>2 Beads on a wire</text:p>
      <text:p text:style-name="Standard"><text:tab/>Plane Pendulum</text:p>
      <text:p text:style-name="Standard"><text:tab/>Wave Like Behavior of Electrons</text:p>
      <text:p text:style-name="Standard"><text:tab/>Constrained movement between two concentric impermeable spheres </text:p>
      <text:p text:style-name="Standard"><text:tab/>Rigid Rod </text:p>
      <text:p text:style-name="Standard"><text:tab/>Rigid Rotator</text:p>
      <text:p text:style-name="Standard"><text:tab/>Spring Oscillator</text:p>
      <text:p text:style-name="Standard"><text:tab/>Balls rolling down Hill</text:p>
      <text:p text:style-name="Standard"><text:tab/>Balls Tossed in Air</text:p>
      <text:p text:style-name="Standard"><text:tab/>Multiple Pullys and Weights</text:p>
      <text:p text:style-name="Standard"><text:tab/>Particle in a Box</text:p>
      <text:p text:style-name="Standard"><text:tab/>Particle in a Circle</text:p>
      <text:p text:style-name="Standard"><text:tab/></text:p>
      <text:p text:style-name="Standard"><text:tab/></text:p>
      <text:p text:style-name="Standard">Experiments</text:p>
      <text:p text:style-name="Standard"><text:tab/>Particle in a Tube</text:p>
      <text:p text:style-name="Standard"><text:soft-page-break/><text:tab/>Particle in a 2D Box</text:p>
      <text:p text:style-name="Standard"><text:tab/>Particle in a 3D Box</text:p>
      <text:p text:style-name="Standard"><text:tab/>Simple Harmonic Oscillator</text:p>
      <text:p text:style-name="Standard"><text:tab/>Scattering Experiments</text:p>
      <text:p text:style-name="Standard"><text:tab/>Diffraction Experiments</text:p>
      <text:p text:style-name="Standard"><text:tab/>Stern Gerlach Experiment</text:p>
      <text:p text:style-name="Standard"><text:tab/>Rayleigh Scattering</text:p>
      <text:p text:style-name="Standard"><text:tab/>Ramsauer Effect</text:p>
      <text:p text:style-name="Standard"><text:tab/>Davisson–Germer experiment</text:p>
      <text:p text:style-name="Standard"><text:tab/></text:p>
      <text:p text:style-name="Standard"><text:tab/></text:p>
      <text:p text:style-name="Standard">Theorems</text:p>
      <text:p text:style-name="Standard"><text:tab/>Cauchy Schwarz inequality</text:p>
      <text:p text:style-name="Standard"><text:tab/>Fourier Transformation</text:p>
      <text:p text:style-name="Standard"><text:tab/>Inverse Fourier Transformation</text:p>
      <text:p text:style-name="Standard"><text:tab/>Integration by Parts</text:p>
      <text:p text:style-name="Standard"><text:tab/></text:p>
      <text:p text:style-name="Standard">Terminology</text:p>
      <text:p text:style-name="Standard"><text:tab/>Levi Civita symbol</text:p>
      <text:p text:style-name="Standard"><text:tab/>Laplace Runge Lenz vector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1:07.115193670</meta:creation-date>
    <dc:date>2024-04-02T13:24:49.228997505</dc:date>
    <meta:editing-duration>PT3M20S</meta:editing-duration>
    <meta:editing-cycles>2</meta:editing-cycles>
    <meta:generator>LibreOffice/7.2.7.2$Linux_X86_64 LibreOffice_project/20$Build-2</meta:generator>
    <meta:print-date>2024-04-02T13:21:34.422886116</meta:print-date>
    <meta:document-statistic meta:table-count="0" meta:image-count="0" meta:object-count="0" meta:page-count="15" meta:paragraph-count="441" meta:word-count="1216" meta:character-count="8082" meta:non-whitespace-character-count="6866"/>
  </office:meta>
</office:document-meta>
</file>